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Nova" svg:font-family="'Arial Nova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text-properties style:font-name="Arial Nova" officeooo:rsid="001a284a" officeooo:paragraph-rsid="001a284a"/>
    </style:style>
    <style:style style:name="P2" style:family="paragraph" style:parent-style-name="Standard">
      <style:text-properties style:font-name="Arial Nova" officeooo:rsid="001a284a" officeooo:paragraph-rsid="001a284a" fo:background-color="#ffff00"/>
    </style:style>
    <style:style style:name="P3" style:family="paragraph" style:parent-style-name="Standard">
      <style:text-properties style:font-name="Arial Nova" officeooo:rsid="001a284a" officeooo:paragraph-rsid="001a284a" fo:background-color="#31e6f7"/>
    </style:style>
    <style:style style:name="P4" style:family="paragraph" style:parent-style-name="Text_20_body">
      <style:text-properties style:font-name="Arial Nova" officeooo:rsid="001a284a" officeooo:paragraph-rsid="001a284a"/>
    </style:style>
    <style:style style:name="P5" style:family="paragraph" style:parent-style-name="Text_20_body">
      <style:text-properties style:font-name="Arial Nova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/>
    <style:style style:name="T4" style:family="text">
      <style:text-properties officeooo:rsid="001ac8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EDISCI A M<text:span text:style-name="T4">OIRA SARAMIN</text:span> JESOLO </text:p>
      <text:p text:style-name="P1">INDIRIZZO- VIA ROMA SX 144A-30016 JESOLO VE</text:p>
      <text:p text:style-name="P1">348-1080415</text:p>
      <text:p text:style-name="P1"/>
      <text:p text:style-name="P1"><text:span text:style-name="T2">OLGA</text:span> -1 OLTREMARE</text:p>
      <text:p text:style-name="P1"><text:s text:c="13"/>1 VANILIME</text:p>
      <text:p text:style-name="P1"><text:s text:c="13"/>1LT 03</text:p>
      <text:p text:style-name="P2">parlato di affiliazione <text:s/><text:span text:style-name="T4">app giovedì ore 20.00</text:span></text:p>
      <text:p text:style-name="P1"/>
      <text:p text:style-name="P1"><text:span text:style-name="T2">GRAZIA BOVOLONE</text:span>- 2X500 CON MUSCHIO</text:p>
      <text:p text:style-name="P1"/>
      <text:p text:style-name="P1"><text:span text:style-name="T2">MONICA CTE</text:span> – 1X500 -03- DOPO IL 26</text:p>
      <text:p text:style-name="P1"/>
      <text:p text:style-name="P3">ORIANA – 1X500-03-</text:p>
      <text:p text:style-name="P3"><text:s text:c="19"/>3 OLTREMARE </text:p>
      <text:p text:style-name="P3"><text:s text:c="19"/>2 SAPIENTIA</text:p>
      <text:p text:style-name="P3">PORTA OMAGGIO E accennato affiliazione <text:s/><text:span text:style-name="T4">portato citri da 200 e candela 200 ambra noir</text:span></text:p>
      <text:p text:style-name="P1"/>
      <text:p text:style-name="P1"><text:span text:style-name="T2">MASSI</text:span> – 3X500-03</text:p>
      <text:p text:style-name="P1"/>
      <text:p text:style-name="P1">STAMPA PROGETTO DI AFFILIAZIONE </text:p>
      <text:p text:style-name="P1"/>
      <text:p text:style-name="P1"/>
      <text:p text:style-name="P1"/>
      <text:p text:style-name="P4">Ciao a tutti,</text:p>
      <text:p text:style-name="P5">vi ringrazio ancora per il vostro supporto! Vorrei proporvi una nuova iniziativa: se vi fa piacere parlare dei nostri prodotti con amici e conoscenti e qualcuno decide di acquistare, vi offrirò uno sconto sul vostro prossimo acquisto come segno di gratitudine.</text:p>
      <text:p text:style-name="P5">È un modo semplice per continuare a condividere la nostra passione e ottenere qualche vantaggio in più. Se siete interessati, fatemelo sapere!</text:p>
      <text:p text:style-name="P5">Grazie ancora e a presto,<text:line-break/>[Il tuo nome]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Nova" svg:font-family="'Arial Nova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9T10:36:18.016000000</meta:creation-date>
    <dc:date>2024-08-19T15:31:21.625000000</dc:date>
    <meta:editing-duration>PT4H55M4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9" meta:word-count="139" meta:character-count="925" meta:non-whitespace-character-count="733"/>
  </office:meta>
</office:document-meta>
</file>